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342a06" draw:textarea-vertical-align="middle" draw:auto-grow-height="true" draw:auto-grow-width="false" fo:min-height="14.35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loext:graphic-properties draw:fill="solid" draw:fill-color="#342a06"/>
      <style:text-properties fo:font-size="96pt" style:font-size-asian="96pt" style:font-size-complex="96pt"/>
    </style:style>
    <style:style style:name="P3" style:family="paragraph">
      <loext:graphic-properties draw:fill-color="#ffffff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1.76cm" svg:height="14.605cm" svg:x="5.08cm" svg:y="5.08cm">
          <draw:text-box>
            <text:p text:style-name="P1"><text:span text:style-name="T1">Some Poster Titl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2.9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5.8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322cm" fo:margin-bottom="0cm" fo:text-indent="0cm"/>
      <style:text-properties fo:font-size="162.6000061035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41cm" fo:margin-bottom="0cm" fo:text-indent="0cm"/>
      <style:text-properties fo:font-size="139.39999389648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6cm" fo:margin-bottom="0cm" fo:text-indent="0cm"/>
      <style:text-properties fo:font-size="116.19999694824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8cm" fo:margin-bottom="0cm" fo:text-indent="0cm"/>
      <style:text-properties fo:font-size="116.19999694824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55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09.724cm" svg:height="15.263cm" svg:x="6.096cm" svg:y="3.645cm" presentation:class="title" presentation:placeholder="true">
        <draw:text-box/>
      </draw:frame>
      <draw:frame presentation:style-name="Default-outline1" draw:layer="backgroundobjects" svg:width="109.724cm" svg:height="53.029cm" svg:x="6.096cm" svg:y="21.394cm" presentation:class="outline" presentation:placeholder="true">
        <draw:text-box/>
      </draw:frame>
      <draw:frame presentation:style-name="Mpr1" draw:text-style-name="MP2" draw:layer="backgroundobjects" svg:width="28.403cm" svg:height="6.299cm" svg:x="6.096cm" svg:y="83.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8.644cm" svg:height="6.299cm" svg:x="41.696cm" svg:y="83.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8.403cm" svg:height="6.299cm" svg:x="87.416cm" svg:y="83.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ndy Haas</meta:initial-creator>
    <meta:creation-date>2025-04-02T09:56:17.174652059</meta:creation-date>
    <dc:date>2025-04-02T11:34:38.793695767</dc:date>
    <dc:creator>Randy Haas</dc:creator>
    <meta:editing-duration>PT43M25S</meta:editing-duration>
    <meta:editing-cycles>1</meta:editing-cycles>
    <meta:document-statistic meta:object-count="24"/>
    <meta:generator>LibreOffice/24.2.7.2$Linux_X86_64 LibreOffice_project/420$Build-2</meta:generator>
  </office:meta>
</office:document-meta>
</file>